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 style:list-style-name="L1">
      <style:text-properties style:font-name="Arial" fo:font-size="16pt" style:font-size-asian="16pt" style:font-size-complex="16pt"/>
    </style:style>
    <style:style style:name="P4" style:family="paragraph" style:parent-style-name="Standard" style:list-style-name="L2">
      <style:text-properties style:font-name="Arial" fo:font-size="16pt" style:font-size-asian="16pt" style:font-size-complex="16pt"/>
    </style:style>
    <style:style style:name="P5" style:family="paragraph" style:parent-style-name="Standard" style:list-style-name="L3">
      <style:text-properties style:font-name="Arial" fo:font-size="16pt" style:font-size-asian="16pt" style:font-size-complex="16pt"/>
    </style:style>
    <style:style style:name="P6" style:family="paragraph" style:parent-style-name="Standard" style:list-style-name="L4">
      <style:text-properties style:font-name="Arial" fo:font-size="16pt" style:font-size-asian="16pt" style:font-size-complex="16pt"/>
    </style:style>
    <style:style style:name="P7" style:family="paragraph" style:parent-style-name="Standard" style:list-style-name="L5">
      <style:text-properties style:font-name="Arial" fo:font-size="16pt" style:font-size-asian="16pt" style:font-size-complex="16pt"/>
    </style:style>
    <style:style style:name="P8" style:family="paragraph" style:parent-style-name="Standard" style:list-style-name="L6">
      <style:text-properties style:font-name="Arial" fo:font-size="16pt" style:font-size-asian="16pt" style:font-size-complex="16pt"/>
    </style:style>
    <style:style style:name="P9" style:family="paragraph" style:parent-style-name="Standard" style:list-style-name="L7">
      <style:text-properties style:font-name="Arial" fo:font-size="16pt" style:font-size-asian="16pt" style:font-size-complex="16pt"/>
    </style:style>
    <style:style style:name="P10" style:family="paragraph" style:parent-style-name="Standard" style:list-style-name="L8">
      <style:text-properties style:font-name="Arial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Reseau informatique</text:p>
      <text:p text:style-name="P1">Un <text:s/>réseau informatique est un ensemble d'ordinateurs ou de terminaux (imprimantes, tablettes, téléphones, objets connectés...) reliés entre eux et capables de communiquer ensemble</text:p>
      <text:p text:style-name="P1"/>
      <text:list xml:id="list4965947924072606029" text:style-name="L1">
        <text:list-item>
          <text:p text:style-name="P3">Composition</text:p>
        </text:list-item>
      </text:list>
      <text:list xml:id="list1932689024965595010" text:style-name="L2">
        <text:list-item>
          <text:p text:style-name="P4">Plusieur postes informetiques (postes clients)</text:p>
        </text:list-item>
      </text:list>
      <text:p text:style-name="P1"/>
      <text:list xml:id="list2323225544879353711" text:style-name="L3">
        <text:list-item>
          <text:p text:style-name="P5">Un ou plusieus commutateur (switch). Cet outil perment de relier les postes clients, les serveurs, les imprimantes...</text:p>
        </text:list-item>
      </text:list>
      <text:p text:style-name="P1"/>
      <text:list xml:id="list7583019537407027907" text:style-name="L4">
        <text:list-item>
          <text:p text:style-name="P6">Un modem (routeur) avec une passerelle pour se connecter au réseeau internet. La passerelle permet de "filtrer" internet afin de sec le network local intranet.</text:p>
        </text:list-item>
      </text:list>
      <text:p text:style-name="P1"/>
      <text:list xml:id="list6702203976389633253" text:style-name="L5">
        <text:list-item>
          <text:p text:style-name="P7">Le réseau LAN (intarnet) est un réseau privé (enterprise, collège, domicile).</text:p>
        </text:list-item>
      </text:list>
      <text:p text:style-name="P1"/>
      <text:list xml:id="list3942989164382205394" text:style-name="L6">
        <text:list-item>
          <text:p text:style-name="P8">il existe deux types de connexion dans un réseau:</text:p>
        </text:list-item>
      </text:list>
      <text:list xml:id="list1093319334652158354" text:style-name="L7">
        <text:list-item>
          <text:p text:style-name="P9">Filaire (RJ54, câble ethernet, fibre op)</text:p>
        </text:list-item>
      </text:list>
      <text:p text:style-name="P1">Architecture réseau</text:p>
      <text:p text:style-name="P1">il existe 3 archectures de réseau:</text:p>
      <text:p text:style-name="P1"/>
      <text:p text:style-name="P1">Internet est un réseau maillé. Pas d'</text:p>
      <text:p text:style-name="P1"/>
      <text:p text:style-name="P1">Un pare feu (Firewall) est un logiciel qui permet d'établir un barrière entre le poste cilent et le monde <text:s/>extérieur empêcher le piratages.</text:p>
      <text:p text:style-name="P1"/>
      <text:list xml:id="list7862226646364758210" text:style-name="L8">
        <text:list-item>
          <text:p text:style-name="P10">Le protocole de communication</text:p>
        </text:list-item>
      </text:list>
      <text:p text:style-name="P1">pour échanger des information 2 ordinateurs doivent se reconnaître et comprendre. Le plus connu est le TCP/IP : protocole en couches.</text:p>
      <text:p text:style-name="P1">Il découpe le message de façon à obtenir des paquets faciles à faire circuler sur le réseau.</text:p>
      <text:p text:style-name="P1"/>
      <text:p text:style-name="P1">Néanmoins pour simplifier cette IP, elle se présnete sous <text:s/>la forme de 4 nombr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45S</meta:editing-duration>
    <meta:editing-cycles>20</meta:editing-cycles>
    <meta:generator>OpenOffice/4.1.7$Win32 OpenOffice.org_project/417m1$Build-9800</meta:generator>
    <dc:date>2020-12-03T15:47:11.05</dc:date>
    <meta:document-statistic meta:table-count="0" meta:image-count="0" meta:object-count="0" meta:page-count="1" meta:paragraph-count="17" meta:word-count="202" meta:character-count="1274"/>
    <meta:user-defined meta:name="Info 1"/>
    <meta:user-defined meta:name="Info 2"/>
    <meta:user-defined meta:name="Info 3"/>
    <meta:user-defined meta:name="Info 4"/>
  </office:meta>
</office:document-meta>
</file>